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0ca5" officeooo:paragraph-rsid="001d0ca5"/>
    </style:style>
    <style:style style:name="P2" style:family="paragraph" style:parent-style-name="Standard" style:list-style-name="L1">
      <style:text-properties officeooo:rsid="001d0ca5" officeooo:paragraph-rsid="001d0ca5"/>
    </style:style>
    <style:style style:name="P3" style:family="paragraph" style:parent-style-name="Standard" style:list-style-name="L1">
      <style:text-properties fo:font-style="normal" officeooo:rsid="001d0ca5" officeooo:paragraph-rsid="001d0ca5" style:font-style-asian="normal" style:font-style-complex="normal"/>
    </style:style>
    <style:style style:name="P4" style:family="paragraph" style:parent-style-name="Standard">
      <style:text-properties fo:font-style="italic" officeooo:rsid="001d0ca5" officeooo:paragraph-rsid="001d0ca5" style:font-style-asian="italic" style:font-style-complex="italic"/>
    </style:style>
    <style:style style:name="P5" style:family="paragraph" style:parent-style-name="Standard">
      <style:text-properties fo:font-style="normal" officeooo:rsid="001d0ca5" officeooo:paragraph-rsid="001d0ca5" style:font-style-asian="normal" style:font-style-complex="normal"/>
    </style:style>
    <style:style style:name="P6" style:family="paragraph" style:parent-style-name="Standard" style:list-style-name="L2">
      <style:text-properties fo:font-style="normal" officeooo:rsid="001d0ca5" officeooo:paragraph-rsid="001d0ca5" style:font-style-asian="normal" style:font-style-complex="normal"/>
    </style:style>
    <style:style style:name="P7" style:family="paragraph" style:parent-style-name="Standard">
      <style:text-properties officeooo:rsid="001f01d4" officeooo:paragraph-rsid="001f01d4"/>
    </style:style>
    <style:style style:name="P8" style:family="paragraph" style:parent-style-name="Standard" style:list-style-name="L3">
      <style:text-properties officeooo:rsid="001f01d4" officeooo:paragraph-rsid="001f01d4"/>
    </style:style>
    <style:style style:name="P9" style:family="paragraph" style:parent-style-name="Standard" style:list-style-name="L3">
      <style:text-properties fo:font-style="italic" officeooo:rsid="001ffed8" officeooo:paragraph-rsid="001ffed8" style:font-style-asian="italic" style:font-style-complex="italic"/>
    </style:style>
    <style:style style:name="P10" style:family="paragraph" style:parent-style-name="Standard">
      <style:text-properties fo:font-style="italic" officeooo:rsid="001ffed8" officeooo:paragraph-rsid="001ffed8" style:font-style-asian="italic" style:font-style-complex="italic"/>
    </style:style>
    <style:style style:name="P11" style:family="paragraph" style:parent-style-name="Standard" style:list-style-name="L3">
      <style:text-properties fo:font-style="italic" officeooo:rsid="001f01d4" officeooo:paragraph-rsid="001f01d4" style:font-style-asian="italic" style:font-style-complex="italic"/>
    </style:style>
    <style:style style:name="P12" style:family="paragraph" style:parent-style-name="Standard" style:list-style-name="L3">
      <style:text-properties fo:font-style="italic" officeooo:rsid="0021cf00" officeooo:paragraph-rsid="0021cf00" style:font-style-asian="italic" style:font-style-complex="italic"/>
    </style:style>
    <style:style style:name="P13" style:family="paragraph" style:parent-style-name="Text_20_body">
      <style:text-properties officeooo:rsid="001d0ca5" officeooo:paragraph-rsid="001d0ca5"/>
    </style:style>
    <style:style style:name="P14" style:family="paragraph" style:parent-style-name="Text_20_body">
      <style:paragraph-properties fo:break-before="page"/>
      <style:text-properties officeooo:rsid="0024925d" officeooo:paragraph-rsid="0024925d"/>
    </style:style>
    <style:style style:name="P15" style:family="paragraph" style:parent-style-name="Text_20_body">
      <style:text-properties officeooo:rsid="0024925d" officeooo:paragraph-rsid="0024925d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fo:font-style="italic" officeooo:rsid="0025202d" officeooo:paragraph-rsid="0025202d" style:font-style-asian="italic" style:font-style-complex="italic"/>
    </style:style>
    <style:style style:name="P18" style:family="paragraph" style:parent-style-name="Standard" style:list-style-name="L4">
      <style:text-properties fo:font-style="italic" officeooo:rsid="002526c6" officeooo:paragraph-rsid="0025313a" style:font-style-asian="italic" style:font-style-complex="italic"/>
    </style:style>
    <style:style style:name="P19" style:family="paragraph" style:parent-style-name="Standard" style:list-style-name="L4">
      <style:text-properties fo:font-style="normal" officeooo:rsid="0025313a" officeooo:paragraph-rsid="0025313a" style:font-style-asian="normal" style:font-style-complex="normal"/>
    </style:style>
    <style:style style:name="P20" style:family="paragraph" style:parent-style-name="Standard" style:list-style-name="L4">
      <style:text-properties fo:font-style="italic" officeooo:rsid="0025313a" officeooo:paragraph-rsid="0025313a" style:font-style-asian="italic" style:font-style-complex="italic"/>
    </style:style>
    <style:style style:name="P21" style:family="paragraph" style:parent-style-name="Standard" style:list-style-name="L4">
      <style:text-properties fo:font-style="normal" fo:font-weight="bold" officeooo:rsid="0025313a" officeooo:paragraph-rsid="0025313a" style:font-style-asian="normal" style:font-weight-asian="bold" style:font-style-complex="normal" style:font-weight-complex="bold"/>
    </style:style>
    <style:style style:name="P22" style:family="paragraph" style:parent-style-name="Standard" style:list-style-name="L4">
      <style:text-properties fo:font-style="italic" fo:font-weight="normal" officeooo:rsid="0025313a" officeooo:paragraph-rsid="0025313a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officeooo:rsid="0025313a" officeooo:paragraph-rsid="0025313a" style:font-style-asian="italic" style:font-style-complex="italic"/>
    </style:style>
    <style:style style:name="P24" style:family="paragraph" style:parent-style-name="Standard">
      <style:text-properties fo:font-style="italic" officeooo:rsid="0025313a" officeooo:paragraph-rsid="00268223" style:font-style-asian="italic" style:font-style-complex="italic"/>
    </style:style>
    <style:style style:name="P25" style:family="paragraph" style:parent-style-name="Standard">
      <style:text-properties fo:font-style="italic" officeooo:rsid="0025202d" officeooo:paragraph-rsid="0025202d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2744" style:font-style-asian="italic" style:font-style-complex="italic"/>
    </style:style>
    <style:style style:name="T5" style:family="text">
      <style:text-properties officeooo:rsid="00276ee4"/>
    </style:style>
    <style:style style:name="T6" style:family="text">
      <style:text-properties officeooo:rsid="001ffed8"/>
    </style:style>
    <style:style style:name="T7" style:family="text">
      <style:text-properties officeooo:rsid="0025313a"/>
    </style:style>
    <style:style style:name="T8" style:family="text">
      <style:text-properties fo:font-style="normal" officeooo:rsid="00268223" style:font-style-asian="normal" style:font-style-complex="normal"/>
    </style:style>
    <style:style style:name="T9" style:family="text">
      <style:text-properties officeooo:rsid="00268223"/>
    </style:style>
    <style:style style:name="T10" style:family="text">
      <style:text-properties fo:font-style="normal" fo:font-weight="normal" officeooo:rsid="00268223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e méthode script Python</text:span> </text:p>
      <text:p text:style-name="P1"/>
      <text:p text:style-name="P1">1. <text:span text:style-name="T2">Comprendre la problématique</text:span></text:p>
      <text:list text:style-name="L1">
        <text:list-item>
          <text:p text:style-name="P2">Quelles données je veux lire ? <text:span text:style-name="T3">Fichier avro contenant les données brutes du capteur </text:span></text:p>
        </text:list-item>
        <text:list-item>
          <text:p text:style-name="P3">Quel format je veux à la fin ? <text:span text:style-name="T3">.csv </text:span></text:p>
        </text:list-item>
        <text:list-item>
          <text:p text:style-name="P3">Quelles infos je dois connaître sur le fichier pour le lire correctement ? <text:span text:style-name="T3">Les fichiers avro un schéma qui </text:span><text:span text:style-name="T4">sert à décrire la structure des données pour que les programmes sachant comment lire et écrire ces données </text:span></text:p>
        </text:list-item>
      </text:list>
      <text:p text:style-name="P4"/>
      <text:p text:style-name="P5">2. <text:span text:style-name="T2">Chercher les outils adaptés</text:span></text:p>
      <text:list text:style-name="L2">
        <text:list-item>
          <text:p text:style-name="P6">Je travaille avec un format spécifique → <text:span text:style-name="T3">librairie Python qui gère ça (avro.datafile.DataFileReader et avro.io.DatumReader) </text:span></text:p>
        </text:list-item>
        <text:list-item>
          <text:p text:style-name="P6">Pour convertir en csv → <text:span text:style-name="T3">csv</text:span></text:p>
        </text:list-item>
        <text:list-item>
          <text:p text:style-name="P6">Pour manipuler des métadonnées ou schémas →<text:span text:style-name="T3"> json <text:s/></text:span></text:p>
        </text:list-item>
      </text:list>
      <text:p text:style-name="P4"/>
      <text:p text:style-name="P7">3. <text:span text:style-name="T2">Décomposer le code en étapes logiques</text:span></text:p>
      <text:list text:style-name="L3">
        <text:list-item>
          <text:p text:style-name="P8"><text:span text:style-name="T2">Ouvrir le fichier</text:span> </text:p>
          <text:list>
            <text:list-item>
              <text:list>
                <text:list-item>
                  <text:p text:style-name="P9">En python, tout fichier s’ouvre avec open() </text:p>
                </text:list-item>
                <text:list-item>
                  <text:p text:style-name="P9">Choisir le lecteur dédié au regard du format de fichier (avro → binaire) </text:p>
                  <text:p text:style-name="P9"/>
                </text:list-item>
              </text:list>
            </text:list-item>
          </text:list>
        </text:list-item>
        <text:list-item>
          <text:p text:style-name="P8"><text:span text:style-name="T2">Récupérer le schéma</text:span> </text:p>
          <text:list>
            <text:list-item>
              <text:list>
                <text:list-item>
                  <text:p text:style-name="P9">fichier .avro contiennent un « schéma » (mode d’emploi intégré) <text:span text:style-name="T5">écrit en json</text:span> qui explique comment sont organisées les données </text:p>
                </text:list-item>
                <text:list-item>
                  <text:p text:style-name="P9">Je ne sais pas comment accéder au schéma → lire la doc </text:p>
                </text:list-item>
              </text:list>
            </text:list-item>
          </text:list>
        </text:list-item>
      </text:list>
      <text:p text:style-name="P10"/>
      <text:list text:continue-numbering="true" text:style-name="L3">
        <text:list-item>
          <text:p text:style-name="P8"><text:span text:style-name="T2">Lire les données</text:span> </text:p>
          <text:list>
            <text:list-item>
              <text:list>
                <text:list-item>
                  <text:p text:style-name="P11">.<text:span text:style-name="T6">avro stocke les données en séquences </text:span></text:p>
                </text:list-item>
                <text:list-item>
                  <text:p text:style-name="P9">next(reader) ou boucle for </text:p>
                </text:list-item>
              </text:list>
            </text:list-item>
          </text:list>
        </text:list-item>
      </text:list>
      <text:p text:style-name="P10"/>
      <text:list text:continue-numbering="true" text:style-name="L3">
        <text:list-item>
          <text:p text:style-name="P8"><text:span text:style-name="T2">Exporter ou afficher</text:span> </text:p>
          <text:list>
            <text:list-item>
              <text:list>
                <text:list-item>
                  <text:p text:style-name="P12">Vérifier que ça marche avec print(data) </text:p>
                </text:list-item>
                <text:list-item>
                  <text:p text:style-name="P12">convertir et extraire en .csv </text:p>
                </text:list-item>
              </text:list>
            </text:list-item>
          </text:list>
        </text:list-item>
      </text:list>
      <text:p text:style-name="P1"/>
      <text:p text:style-name="P13"/>
      <text:p text:style-name="P14"><text:span text:style-name="T2">Script python classique ou jupyter notebook ?</text:span> </text:p>
      <text:p text:style-name="P15">Dépende de l’objectif, de l’usage et de l’audience </text:p>
      <text:list text:style-name="L4">
        <text:list-item>
          <text:p text:style-name="P16"><text:span text:style-name="T2">Exécution et automatisation</text:span> </text:p>
          <text:list>
            <text:list-item>
              <text:list>
                <text:list-item>
                  <text:p text:style-name="P17"><text:s/>Python → s’exécute d’un coup via python mon_script.py </text:p>
                </text:list-item>
                <text:list-item>
                  <text:p text:style-name="P18">Jupyter → s’exécute cellule par cellul<text:span text:style-name="T7">e</text:span></text:p>
                </text:list-item>
              </text:list>
            </text:list-item>
          </text:list>
        </text:list-item>
        <text:list-item>
          <text:p text:style-name="P19"><text:span text:style-name="T2">Organisation et modularité</text:span> </text:p>
          <text:list>
            <text:list-item>
              <text:list>
                <text:list-item>
                  <text:p text:style-name="P18"><text:span text:style-name="T7">Python → </text:span><text:s/><text:span text:style-name="T7">fonctions, classes et module facilement réutilisables | + simple à versionner avec Git | convient + pour un projet structuré (logiciel etc.) </text:span></text:p>
                </text:list-item>
                <text:list-item>
                  <text:p text:style-name="P20">Jupyter → moins facile à transformer en module réutilisable directement </text:p>
                </text:list-item>
              </text:list>
            </text:list-item>
          </text:list>
        </text:list-item>
        <text:list-item>
          <text:p text:style-name="P21">Visualisation et exploration </text:p>
          <text:list>
            <text:list-item>
              <text:list>
                <text:list-item>
                  <text:p text:style-name="P22">Python → graphique généré mais il faut les save pour les voir (plt.savefig())</text:p>
                </text:list-item>
                <text:list-item>
                  <text:p text:style-name="P22">Jupyter → Visualisation direct </text:p>
                </text:list-item>
              </text:list>
            </text:list-item>
          </text:list>
        </text:list-item>
        <text:list-item>
          <text:p text:style-name="P21">Partage et collaboration </text:p>
          <text:list>
            <text:list-item>
              <text:list>
                <text:list-item>
                  <text:p text:style-name="P22">Python → + facile à intégrer et partage « propre » : les autres peuvent exécuter sans interface spéciale </text:p>
                </text:list-item>
                <text:list-item>
                  <text:p text:style-name="P22">Jupyter → attention aux conflit avec Git : le notebook stocke beaucoup de métadonnées JSON. </text:p>
                </text:list-item>
              </text:list>
            </text:list-item>
          </text:list>
        </text:list-item>
      </text:list>
      <text:p text:style-name="P23"><text:span text:style-name="Strong_20_Emphasis"/></text:p>
      <text:p text:style-name="P24"><text:span text:style-name="Strong_20_Emphasis"><text:span text:style-name="T8">PyPI c’est quoi ?</text:span></text:span><text:span text:style-name="Strong_20_Emphasis"><text:span text:style-name="T9"> </text:span></text:span></text:p>
      <text:p text:style-name="P24"><text:span text:style-name="Strong_20_Emphasis"><text:span text:style-name="T10">PyPI = Python Package Index → dépôt officiel de packages Python </text:span></text:span></text:p>
      <text:p text:style-name="P24"><text:span text:style-name="Strong_20_Emphasis"><text:span text:style-name="T10">magasin en ligne où les développeurs publient leur bibliothèque et outil Python </text:span></text:span></text:p>
      <text:p text:style-name="P24"><text:span text:style-name="Strong_20_Emphasis"><text:span text:style-name="T10"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0:38:09.313548100</meta:creation-date>
    <dc:date>2025-12-05T11:38:13.612993800</dc:date>
    <meta:editing-duration>PT44M56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0" meta:word-count="378" meta:character-count="2194" meta:non-whitespace-character-count="1850"/>
  </office:meta>
</office:document-meta>
</file>